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officeooo:paragraph-rsid="00065c9f" style:font-weight-asian="bold" style:font-weight-complex="bold"/>
    </style:style>
    <style:style style:name="P2" style:family="paragraph" style:parent-style-name="Standard">
      <style:text-properties fo:font-weight="bold" officeooo:paragraph-rsid="00074f9a" style:font-weight-asian="bold" style:font-weight-complex="bold"/>
    </style:style>
    <style:style style:name="P3" style:family="paragraph" style:parent-style-name="Standard">
      <style:text-properties fo:font-weight="bold" officeooo:paragraph-rsid="0008c348" style:font-weight-asian="bold" style:font-weight-complex="bold"/>
    </style:style>
    <style:style style:name="P4" style:family="paragraph" style:parent-style-name="Standard">
      <style:text-properties fo:font-weight="normal" officeooo:paragraph-rsid="00030cab" style:font-weight-asian="normal" style:font-weight-complex="normal"/>
    </style:style>
    <style:style style:name="P5" style:family="paragraph" style:parent-style-name="Standard">
      <style:text-properties fo:font-weight="bold" officeooo:rsid="00008f30" officeooo:paragraph-rsid="00008f30" style:font-weight-asian="bold" style:font-weight-complex="bold"/>
    </style:style>
    <style:style style:name="P6" style:family="paragraph" style:parent-style-name="Standard">
      <style:text-properties fo:font-weight="bold" officeooo:rsid="00030cab" officeooo:paragraph-rsid="00030cab" style:font-weight-asian="bold" style:font-weight-complex="bold"/>
    </style:style>
    <style:style style:name="P7" style:family="paragraph" style:parent-style-name="Standard">
      <style:text-properties fo:font-weight="normal" officeooo:rsid="00008f30" officeooo:paragraph-rsid="00008f30" style:font-weight-asian="normal" style:font-weight-complex="normal"/>
    </style:style>
    <style:style style:name="P8" style:family="paragraph" style:parent-style-name="Standard">
      <style:text-properties fo:font-weight="normal" officeooo:rsid="00012f93" officeooo:paragraph-rsid="00008f30" style:font-weight-asian="normal" style:font-weight-complex="normal"/>
    </style:style>
    <style:style style:name="P9" style:family="paragraph" style:parent-style-name="Standard">
      <style:text-properties fo:font-weight="normal" officeooo:rsid="000255a4" officeooo:paragraph-rsid="000255a4" style:font-weight-asian="normal" style:font-weight-complex="normal"/>
    </style:style>
    <style:style style:name="P10" style:family="paragraph" style:parent-style-name="Standard">
      <style:text-properties fo:font-weight="normal" officeooo:rsid="000255a4" officeooo:paragraph-rsid="00030cab" style:font-weight-asian="normal" style:font-weight-complex="normal"/>
    </style:style>
    <style:style style:name="P11" style:family="paragraph" style:parent-style-name="Standard">
      <style:text-properties fo:font-weight="normal" officeooo:rsid="00030cab" officeooo:paragraph-rsid="00030cab" style:font-weight-asian="normal" style:font-weight-complex="normal"/>
    </style:style>
    <style:style style:name="P12" style:family="paragraph" style:parent-style-name="Standard">
      <style:text-properties fo:font-style="normal" fo:font-weight="normal" officeooo:rsid="0004babc" officeooo:paragraph-rsid="00030cab" style:font-style-asian="normal" style:font-weight-asian="normal" style:font-style-complex="normal" style:font-weight-complex="normal"/>
    </style:style>
    <style:style style:name="P13" style:family="paragraph" style:parent-style-name="Standard">
      <style:text-properties fo:font-style="normal" fo:font-weight="normal" officeooo:rsid="0004babc" officeooo:paragraph-rsid="0004babc" style:font-style-asian="normal" style:font-weight-asian="normal" style:font-style-complex="normal" style:font-weight-complex="normal"/>
    </style:style>
    <style:style style:name="P14" style:family="paragraph" style:parent-style-name="Standard">
      <style:text-properties fo:font-style="normal" fo:font-weight="normal" officeooo:rsid="00065c9f" officeooo:paragraph-rsid="00065c9f" style:font-style-asian="normal" style:font-weight-asian="normal" style:font-style-complex="normal" style:font-weight-complex="normal"/>
    </style:style>
    <style:style style:name="P15" style:family="paragraph" style:parent-style-name="Standard">
      <style:text-properties fo:font-style="normal" fo:font-weight="normal" officeooo:rsid="00074f9a" officeooo:paragraph-rsid="00074f9a" style:font-style-asian="normal" style:font-weight-asian="normal" style:font-style-complex="normal" style:font-weight-complex="normal"/>
    </style:style>
    <style:style style:name="P16" style:family="paragraph" style:parent-style-name="Standard">
      <style:text-properties fo:font-style="normal" fo:font-weight="normal" officeooo:rsid="0008c348" officeooo:paragraph-rsid="0008c348" style:font-style-asian="normal" style:font-weight-asian="normal" style:font-style-complex="normal" style:font-weight-complex="normal"/>
    </style:style>
    <style:style style:name="P17" style:family="paragraph" style:parent-style-name="Standard">
      <style:text-properties fo:font-style="normal" fo:font-weight="normal" officeooo:rsid="0008e5da" officeooo:paragraph-rsid="0008e5da" style:font-style-asian="normal" style:font-weight-asian="normal" style:font-style-complex="normal" style:font-weight-complex="normal"/>
    </style:style>
    <style:style style:name="P18" style:family="paragraph" style:parent-style-name="Standard">
      <style:text-properties fo:font-style="normal" fo:font-weight="bold" officeooo:rsid="00065c9f" officeooo:paragraph-rsid="00065c9f" style:font-style-asian="normal" style:font-weight-asian="bold" style:font-style-complex="normal" style:font-weight-complex="bold"/>
    </style:style>
    <style:style style:name="P19" style:family="paragraph" style:parent-style-name="Standard">
      <style:text-properties fo:font-style="normal" fo:font-weight="bold" officeooo:rsid="00074f9a" officeooo:paragraph-rsid="00074f9a" style:font-style-asian="normal" style:font-weight-asian="bold" style:font-style-complex="normal" style:font-weight-complex="bold"/>
    </style:style>
    <style:style style:name="T1" style:family="text">
      <style:text-properties officeooo:rsid="000255a4"/>
    </style:style>
    <style:style style:name="T2" style:family="text">
      <style:text-properties officeooo:rsid="00030cab"/>
    </style:style>
    <style:style style:name="T3" style:family="text">
      <style:text-properties officeooo:rsid="0004babc"/>
    </style:style>
    <style:style style:name="T4" style:family="text">
      <style:text-properties fo:font-style="italic" officeooo:rsid="0004babc" style:font-style-asian="italic" style:font-style-complex="italic"/>
    </style:style>
    <style:style style:name="T5" style:family="text">
      <style:text-properties fo:font-style="italic" fo:font-weight="normal" officeooo:rsid="00065c9f" style:font-style-asian="italic" style:font-weight-asian="normal" style:font-style-complex="italic" style:font-weight-complex="normal"/>
    </style:style>
    <style:style style:name="T6" style:family="text">
      <style:text-properties fo:font-style="italic" fo:font-weight="normal" officeooo:rsid="00074f9a" style:font-style-asian="italic" style:font-weight-asian="normal" style:font-style-complex="italic" style:font-weight-complex="normal"/>
    </style:style>
    <style:style style:name="T7" style:family="text">
      <style:text-properties fo:font-style="normal" officeooo:rsid="0004babc" style:font-style-asian="normal" style:font-style-complex="normal"/>
    </style:style>
    <style:style style:name="T8" style:family="text">
      <style:text-properties fo:font-style="normal" fo:font-weight="normal" officeooo:rsid="00065c9f" style:font-style-asian="normal" style:font-weight-asian="normal" style:font-style-complex="normal" style:font-weight-complex="normal"/>
    </style:style>
    <style:style style:name="T9" style:family="text">
      <style:text-properties fo:font-style="normal" fo:font-weight="normal" officeooo:rsid="00074f9a" style:font-style-asian="normal" style:font-weight-asian="normal" style:font-style-complex="normal" style:font-weight-complex="normal"/>
    </style:style>
    <style:style style:name="T10" style:family="text">
      <style:text-properties fo:font-style="normal" fo:font-weight="normal" officeooo:rsid="0008c348" style:font-style-asian="normal" style:font-weight-asian="normal" style:font-style-complex="normal" style:font-weight-complex="normal"/>
    </style:style>
    <style:style style:name="T11" style:family="text">
      <style:text-properties fo:font-style="normal" fo:font-weight="normal" officeooo:rsid="000de7f3" style:font-style-asian="normal" style:font-weight-asian="normal" style:font-style-complex="normal" style:font-weight-complex="normal"/>
    </style:style>
    <style:style style:name="T12" style:family="text">
      <style:text-properties officeooo:rsid="000bf135"/>
    </style:style>
    <style:style style:name="T13" style:family="text">
      <style:text-properties officeooo:rsid="000de7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operation among non-relatives evolves by state-dependent</text:p>
      <text:p text:style-name="P5">generalized reciprocity</text:p>
      <text:p text:style-name="P7"/>
      <text:p text:style-name="P7">Debido a ls limitaciones cognitiva de los animales les dificulta sostene comportamientos de reciprocidad directa e indidirecta, debido a que implica una capacidad mental elevada.</text:p>
      <text:p text:style-name="P7">Se muestras que es posible sostener una reciprocidad generalizada (upstream) si la desición de cooperar se basa en la actualización del estado de una variable. Este mecaismo permite la cooperación si<text:span text:style-name="T12">n</text:span> la necesidad de altas capacidades cognitivas.</text:p>
      <text:p text:style-name="P8"/>
      <text:p text:style-name="P9">Entre individuos no relacionados, la cooperación es favorecida por la Selección Natural solo si a largo plazo el actor de gana direct fitness. Es<text:span text:style-name="T13">to</text:span> se conoce como Reciprocidad, donde la cooperación es condicionada por un comportamiento cooperativo previo de otro individuo. Surgiendo la reciprocidad directa y la indirecta.</text:p>
      <text:p text:style-name="P9"/>
      <text:p text:style-name="P10">Se plantea que la reciprocidad generalizada este basada en una mecanismo aproximados de cambios de estados psico-neurologicos. Estudios recientes presentan a neurotrasnmisores como la serotonina y la oxitocina como disparadores de comportamientos sociales, aumentando las interacciones y cooperación social en animales no humanos.</text:p>
      <text:p text:style-name="P10"/>
      <text:p text:style-name="P6">Modelo.</text:p>
      <text:p text:style-name="P11"/>
      <text:p text:style-name="P11">Se comienza con una población <text:span text:style-name="T13">d</text:span>e no cooperadores. En una población de N individuos que se dividen en grupos de M. en ca<text:span text:style-name="T13">d</text:span>a encuentro se toman dos individuos de distintos grupos para interactuar, uno como actor y el otro como receptor. El actor elige cooperar con una probabilidad, Kact, que es la variable que determina el estado interno. Esta variable interna es actualizada mediante otras tres variables, Kini (disponibilidad inicial a cooperar), Kinc, kdec, que determinan el cambio favorable o desfavorable del la coperatibilidad en función de la interacción.</text:p>
      <text:p text:style-name="P4"><text:span text:style-name="T2">Al comienzo de cada simulación las variables son cero. Si el actor ayuda, su fitness disminuye </text:span><text:span text:style-name="T3">en </text:span><text:span text:style-name="T4">c</text:span><text:span text:style-name="T7">, mientras que el del receptor incrementa en </text:span><text:span text:style-name="T4">b</text:span><text:span text:style-name="T7">( </text:span><text:span text:style-name="T4">b&gt;c&gt;0</text:span><text:span text:style-name="T7">). Si el receptor a sido ayudado su coperabilidad, </text:span><text:span text:style-name="T4">Kact</text:span><text:span text:style-name="T1">, </text:span><text:span text:style-name="T3">se incrementa en </text:span><text:span text:style-name="T4">Kinc</text:span><text:span text:style-name="T7">. Si el actor no ayuda, ninguno de los fitness es alterado, pero el </text:span><text:span text:style-name="T4">Kact</text:span><text:span text:style-name="T7"> del receptor disminuye en </text:span><text:span text:style-name="T4">Kdec</text:span><text:span text:style-name="T7">.</text:span></text:p>
      <text:p text:style-name="P12"/>
      <text:p text:style-name="P13">Luego de un game, todos los individuos son reunidos en un solo grupo y la reproducción se realiza de a pares al azar. Existe mutación.</text:p>
      <text:p text:style-name="P13"/>
      <text:p text:style-name="P18">Resultados</text:p>
      <text:p text:style-name="P14"/>
      <text:p text:style-name="P1"><text:span text:style-name="T8">Se obtinene que en una población </text:span><text:span text:style-name="T11">d</text:span><text:span text:style-name="T8">onde predominan los no cooperadores, la selección natural no favorece la cooperación. La cooperación evoluciona cuando se llega a un nivel de coperación dado por (</text:span><text:span text:style-name="T5">b.Rc – c.Hc) &gt; 0</text:span><text:span text:style-name="T8">, donde </text:span><text:span text:style-name="T5">Hc o Hd</text:span><text:span text:style-name="T8"> son la media del número de veces que un si/no cooperador da ayuda y </text:span><text:span text:style-name="T5">Rc / Rd</text:span><text:span text:style-name="T8"> es la media del número de veces que una si / no cooperador recibe ayuda.</text:span></text:p>
      <text:p text:style-name="P14"/>
      <text:p text:style-name="P19">Discusión.</text:p>
      <text:p text:style-name="P15"/>
      <text:p text:style-name="P15">Este mecanismo permite la evolución de la cooperación con menor restricciones y en un grupo grande de individuos.</text:p>
      <text:p text:style-name="P2"><text:span text:style-name="T9">Se detecta que en modelo aparece una fuerte respuesta en contra de los no cooperadores, </text:span><text:span text:style-name="T6">Kdec</text:span><text:span text:style-name="T9">, siendo este un paso crusial para que emerja la cooperación. </text:span><text:span text:style-name="T10">La resistenacia en contra de los no cooperadores se basa en detectas que la paga en grupos cooperadores es mayo</text:span><text:span text:style-name="T11">r qu</text:span><text:span text:style-name="T10">e en grupo no cooperadores.</text:span></text:p>
      <text:p text:style-name="P3"><text:span text:style-name="T10">Se toma al modelo como una N-player Iterated Prisioner dilemma, con la diferencia que el benefio no es para todos, como en el NIPD, sino que son interacciones individuales con costos y veneficios </text:span><text:soft-page-break/><text:span text:style-name="T10">individuales.</text:span></text:p>
      <text:p text:style-name="P16"/>
      <text:p text:style-name="P17">Se plantea que esta estrategia disminuye la demanda de capacidad cognitiva (como memoria y reconocimiento) respecto a las exigidas por direct e indirect reciprocity</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 </meta:initial-creator>
    <meta:creation-date>2014-02-20T14:38:19</meta:creation-date>
    <dc:date>2014-03-06T17:40:46</dc:date>
    <dc:creator>guille </dc:creator>
    <meta:editing-duration>P1DT2H28M15S</meta:editing-duration>
    <meta:editing-cycles>5</meta:editing-cycles>
    <meta:generator>LibreOffice/4.0.2.2$Linux_x86 LibreOffice_project/400m0$Build-2</meta:generator>
    <meta:document-statistic meta:table-count="0" meta:image-count="0" meta:object-count="0" meta:page-count="2" meta:paragraph-count="17" meta:word-count="535" meta:character-count="3374" meta:non-whitespace-character-count="2855"/>
  </office:meta>
</office:document-meta>
</file>